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7">
      <style:text-properties fo:font-weight="bold" style:font-weight-asian="bold" style:font-weight-complex="bold"/>
    </style:style>
    <style:style style:name="P3" style:family="paragraph" style:parent-style-name="Standard" style:list-style-name="L8">
      <style:text-properties fo:font-weight="bold" style:font-weight-asian="bold" style:font-weight-complex="bold"/>
    </style:style>
    <style:style style:name="P4" style:family="paragraph" style:parent-style-name="Standard" style:list-style-name="L9">
      <style:text-properties fo:font-weight="bold" style:font-weight-asian="bold" style:font-weight-complex="bold"/>
    </style:style>
    <style:style style:name="P5" style:family="paragraph" style:parent-style-name="Standard" style:list-style-name="L10">
      <style:text-properties fo:font-weight="bold" style:font-weight-asian="bold" style:font-weight-complex="bold"/>
    </style:style>
    <style:style style:name="P6" style:family="paragraph" style:parent-style-name="Standard" style:list-style-name="L11">
      <style:text-properties fo:font-weight="bold" style:font-weight-asian="bold" style:font-weight-complex="bold"/>
    </style:style>
    <style:style style:name="P7" style:family="paragraph" style:parent-style-name="Standard" style:list-style-name="L12">
      <style:text-properties fo:font-weight="bold" style:font-weight-asian="bold" style:font-weight-complex="bold"/>
    </style:style>
    <style:style style:name="P8" style:family="paragraph" style:parent-style-name="Standard" style:list-style-name="L1"/>
    <style:style style:name="P9" style:family="paragraph" style:parent-style-name="Standard">
      <style:text-properties style:font-name="Courier New" fo:font-size="10pt" style:font-name-asian="Courier New" style:font-size-asian="10pt" style:font-name-complex="Courier New" style:font-size-complex="10pt"/>
    </style:style>
    <style:style style:name="P10" style:family="paragraph" style:parent-style-name="Standard" style:list-style-name="L4">
      <style:text-properties style:font-name="Courier New" fo:font-size="10pt" style:font-name-asian="Courier New" style:font-size-asian="10pt" style:font-name-complex="Courier New" style:font-size-complex="10pt"/>
    </style:style>
    <style:style style:name="P11" style:family="paragraph" style:parent-style-name="Standard" style:list-style-name="L5">
      <style:text-properties style:font-name="Courier New" fo:font-size="10pt" style:font-name-asian="Courier New" style:font-size-asian="10pt" style:font-name-complex="Courier New" style:font-size-complex="10pt"/>
    </style:style>
    <style:style style:name="P12" style:family="paragraph" style:parent-style-name="Standard" style:list-style-name="L2"/>
    <style:style style:name="P13" style:family="paragraph" style:parent-style-name="Standard">
      <style:text-properties fo:font-weight="normal" style:font-weight-asian="normal" style:font-weight-complex="normal"/>
    </style:style>
    <style:style style:name="P14" style:family="paragraph" style:parent-style-name="Standard" style:list-style-name="L12">
      <style:text-properties fo:font-weight="normal" style:font-weight-asian="normal" style:font-weight-complex="normal"/>
    </style:style>
    <style:style style:name="P15" style:family="paragraph" style:parent-style-name="Standard" style:list-style-name="L4"/>
    <style:style style:name="P16" style:family="paragraph" style:parent-style-name="Standard">
      <style:text-properties style:font-name="Times New Roman" fo:font-size="12pt" style:font-size-asian="12pt" style:font-size-complex="12pt"/>
    </style:style>
    <style:style style:name="P17" style:family="paragraph" style:parent-style-name="Standard" style:list-style-name="L4">
      <style:text-properties style:font-name="Times New Roman" fo:font-size="12pt" style:font-size-asian="12pt" style:font-size-complex="12pt"/>
    </style:style>
    <style:style style:name="P18" style:family="paragraph" style:parent-style-name="Standard" style:list-style-name="L5">
      <style:text-properties style:font-name="Times New Roman" fo:font-size="12pt" style:font-size-asian="12pt" style:font-size-complex="12pt"/>
    </style:style>
    <style:style style:name="P19" style:family="paragraph" style:parent-style-name="Standard" style:list-style-name="L16">
      <style:text-properties style:font-name="Times New Roman" fo:font-size="12pt" style:font-size-asian="12pt" style:font-size-complex="12pt"/>
    </style:style>
    <style:style style:name="P20" style:family="paragraph" style:parent-style-name="Standard" style:list-style-name="L5">
      <style:text-properties style:font-name="Times New Roman" fo:font-size="12pt" style:font-name-asian="Courier New" style:font-size-asian="12pt" style:font-name-complex="Courier New" style:font-size-complex="12pt"/>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9"/>
    <style:style style:name="P24" style:family="paragraph" style:parent-style-name="Standard" style:list-style-name="L8"/>
    <style:style style:name="P25" style:family="paragraph" style:parent-style-name="Standard" style:list-style-name="L12"/>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3" style:family="paragraph" style:parent-style-name="Standard" style:list-style-name="">
      <style:paragraph-properties fo:margin-left="0cm" fo:margin-right="0cm" fo:text-align="start" style:justify-single-word="false" fo:text-indent="0cm" style:auto-text-indent="false" style:text-autospace="none"/>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35" style:family="paragraph" style:parent-style-name="Standard">
      <style:paragraph-properties fo:margin-left="3.736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bold" style:font-name-asian="Courier New" style:font-weight-asian="bold" style:font-name-complex="Courier New" style:font-weight-complex="bold"/>
    </style:style>
    <style:style style:name="T3" style:family="text">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T4" style:family="text">
      <style:text-properties style:font-name="Courier New" fo:font-size="10pt" style:font-name-asian="Courier New" style:font-size-asian="10pt" style:font-name-complex="Courier New" style:font-size-complex="10pt"/>
    </style:style>
    <style:style style:name="T5"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style:font-name="Courier New" style:font-name-asian="Courier New" style:font-name-complex="Courier New"/>
    </style:style>
    <style:style style:name="T9" style:family="text">
      <style:text-properties style:font-name="Times New Roman"/>
    </style:style>
    <style:style style:name="T10" style:family="text">
      <style:text-properties style:font-name="Times New Roman" fo:font-size="10pt" style:font-name-asian="Courier New" style:font-size-asian="10pt" style:font-name-complex="Courier New" style:font-size-complex="10pt"/>
    </style:style>
    <style:style style:name="T11" style:family="text">
      <style:text-properties style:font-name="Times New Roman" fo:font-size="12pt" style:font-name-asian="Courier New" style:font-size-asian="12pt" style:font-name-complex="Courier New" style:font-size-complex="12pt"/>
    </style:style>
    <style:style style:name="T12" style:family="text">
      <style:text-properties style:font-name="Times New Roman" fo:font-size="12pt" fo:font-weight="bold" style:font-name-asian="Courier New" style:font-size-asian="12pt" style:font-weight-asian="bold" style:font-name-complex="Courier New" style:font-size-complex="12pt" style:font-weight-complex="bold"/>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asian="Courier New" style:font-name-complex="Courier New"/>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ize="10pt" style:font-name-asian="Courier New" style:font-size-asian="10pt" style:font-name-complex="Courier New" style:font-size-complex="10pt"/>
    </style:style>
    <style:style style:name="T22" style:family="text">
      <style:text-properties fo:font-size="10pt" fo:font-weight="normal" style:font-name-asian="Courier New" style:font-size-asian="10pt" style:font-weight-asian="normal" style:font-name-complex="Courier New" style:font-size-complex="10pt" style:font-weight-complex="normal"/>
    </style:style>
    <style:style style:name="T23" style:family="text">
      <style:text-properties fo:font-weight="normal" style:font-weight-asian="normal" style:font-weight-complex="normal"/>
    </style:style>
    <style:style style:name="T24" style:family="text">
      <style:text-properties fo:font-weight="normal" style:font-name-asian="Courier New" style:font-weight-asian="normal" style:font-name-complex="Courier New"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181cm" fo:text-indent="-0.635cm" fo:margin-left="8.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16cm" fo:text-indent="-0.635cm" fo:margin-left="8.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451cm" fo:text-indent="-0.635cm" fo:margin-left="9.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086cm" fo:text-indent="-0.635cm" fo:margin-left="10.086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hadow Framework Pipeline Programming Language</text:p>
      <text:p text:style-name="P13"/>
      <text:list xml:id="list34693300" text:style-name="L7">
        <text:list-item>
          <text:p text:style-name="P2">General Language Informations</text:p>
        </text:list-item>
        <text:list-item>
          <text:p text:style-name="P2">Structure and Grids</text:p>
        </text:list-item>
      </text:list>
      <text:list xml:id="list34683161" text:style-name="L10">
        <text:list-item>
          <text:p text:style-name="P5">Shader Components</text:p>
        </text:list-item>
        <text:list-item>
          <text:p text:style-name="P5">Writing a Shader Component</text:p>
        </text:list-item>
      </text:list>
      <text:p text:style-name="Standard"/>
      <text:p text:style-name="Standard"/>
      <text:p text:style-name="P1">The Shadow Framework Pipeline Programming Language</text:p>
      <text:p text:style-name="P1"/>
      <text:p text:style-name="P13">The SF Pipeline Programming Language is used for write code for Shadow Framework Shading Components. </text:p>
      <text:list xml:id="list34695055" text:style-name="L11">
        <text:list-item>
          <text:p text:style-name="P6">General Language Informations</text:p>
        </text:list-item>
      </text:list>
      <text:p text:style-name="P13"/>
      <text:p text:style-name="P13"><text:tab/><text:span text:style-name="T1">Basic Information</text:span></text:p>
      <text:list xml:id="list34719352" text:style-name="L12">
        <text:list-item>
          <text:list>
            <text:list-item>
              <text:list>
                <text:list-item>
                  <text:p text:style-name="P25"><text:span text:style-name="T23">General Format</text:span></text:p>
                  <text:list>
                    <text:list-item>
                      <text:list>
                        <text:list-item>
                          <text:p text:style-name="P25"><text:span text:style-name="T23">To do anything in this language you use this simple line format:</text:span></text:p>
                          <text:list>
                            <text:list-item>
                              <text:p text:style-name="P7">@command_name data</text:p>
                            </text:list-item>
                          </text:list>
                        </text:list-item>
                      </text:list>
                    </text:list-item>
                  </text:list>
                </text:list-item>
                <text:list-item>
                  <text:p text:style-name="P25"><text:span text:style-name="T23">Inclusion</text:span></text:p>
                  <text:list>
                    <text:list-item>
                      <text:list>
                        <text:list-item>
                          <text:p text:style-name="P25"><text:span text:style-name="T23">You can include any other file commands with the include command</text:span></text:p>
                          <text:list>
                            <text:list-item>
                              <text:p text:style-name="P7">@include filename</text:p>
                            </text:list-item>
                          </text:list>
                        </text:list-item>
                      </text:list>
                    </text:list-item>
                  </text:list>
                </text:list-item>
                <text:list-item>
                  <text:p text:style-name="P25">Comments:</text:p>
                  <text:list>
                    <text:list-item>
                      <text:list>
                        <text:list-item>
                          <text:p text:style-name="P25">You can add comments by starting your lines with<text:span text:style-name="T1"> //</text:span></text:p>
                        </text:list-item>
                      </text:list>
                    </text:list-item>
                  </text:list>
                </text:list-item>
                <text:list-item>
                  <text:p text:style-name="P14"><text:span text:style-name="T1">Register</text:span>:</text:p>
                  <text:list>
                    <text:list-item>
                      <text:list>
                        <text:list-item>
                          <text:p text:style-name="P14">Registers are a really important element of this language. A Register is a predefined language variable whose value can be read or written according to the pipeline stage they are used. Refer to each Stage to know what registers can be read and what can be written</text:p>
                        </text:list-item>
                      </text:list>
                    </text:list-item>
                  </text:list>
                </text:list-item>
              </text:list>
            </text:list-item>
          </text:list>
        </text:list-item>
      </text:list>
      <text:p text:style-name="P13"/>
      <text:p text:style-name="P13"><text:tab/><text:span text:style-name="T1">Variables Types</text:span></text:p>
      <text:p text:style-name="P13"><text:tab/><text:tab/></text:p>
      <text:p text:style-name="P13"><text:tab/><text:tab/>All Variables and Registers has a size which is defined by its type:</text:p>
      <text:p text:style-name="P13"/>
      <text:list xml:id="list35231165" text:style-name="L15">
        <text:list-item>
          <text:p text:style-name="P26"><text:span text:style-name="T1">&lt;&gt;</text:span>: <text:s/>Generic, which stays for a not-assigned type</text:p>
        </text:list-item>
        <text:list-item>
          <text:p text:style-name="P26"><text:span text:style-name="T1">float</text:span>: <text:s/>scalar value (size is 1)</text:p>
        </text:list-item>
        <text:list-item>
          <text:p text:style-name="P26"><text:span text:style-name="T1">float2</text:span>: a 2 components vector</text:p>
        </text:list-item>
        <text:list-item>
          <text:p text:style-name="P26"><text:span text:style-name="T1">float3</text:span>: a 3 components vector</text:p>
        </text:list-item>
        <text:list-item>
          <text:p text:style-name="P26"><text:span text:style-name="T1">float4</text:span>: a 4 components vector</text:p>
        </text:list-item>
      </text:list>
      <text:list xml:id="list35580319" text:continue-list="list34719352" text:style-name="L12">
        <text:list-item>
          <text:list>
            <text:list-item>
              <text:list>
                <text:list-item>
                  <text:list>
                    <text:list-item>
                      <text:list>
                        <text:list-header>
                          <text:p text:style-name="P14"><text:tab/></text:p>
                        </text:list-header>
                      </text:list>
                    </text:list-item>
                  </text:list>
                </text:list-item>
              </text:list>
            </text:list-item>
          </text:list>
        </text:list-item>
      </text:list>
      <text:p text:style-name="Standard"><text:span text:style-name="T23"><text:tab/></text:span><text:span text:style-name="T1">Writing Expressions</text:span></text:p>
      <text:p text:style-name="Standard"><text:span text:style-name="T23"><text:tab/><text:tab/></text:span></text:p>
      <text:p text:style-name="Standard"><text:span text:style-name="T23"><text:tab/><text:tab/>Expression can be written by combining variables and register name with expressions operation. Each expression support all variable dimesion; whenever an operator is called on variables with differen size, there are rules to determine the result. Usually, the rules is that all operands are aligned to the higher size and the result will have that size.</text:span></text:p>
      <text:p text:style-name="Standard"><text:span text:style-name="T23"/></text:p>
      <text:list xml:id="list35316797" text:style-name="L16">
        <text:list-item>
          <text:p text:style-name="P27"><text:span text:style-name="T1">Sum</text:span><text:span text:style-name="T23">: expression_1 + expression_2 [+ expression_i]</text:span></text:p>
          <text:list>
            <text:list-item>
              <text:list>
                <text:list-item>
                  <text:p text:style-name="P27"><text:span text:style-name="T23">evaluates the sum of more expression. The result is a vector of the same size of the operands. If the expressions haven't the same size for all operands, the higher size is used for the result. Undefined components for vectors having shorter size are assigned the value 0. <text:s/>Can be combined </text:span><text:soft-page-break/><text:span text:style-name="T23">with Subtraction.</text:span></text:p>
                </text:list-item>
              </text:list>
            </text:list-item>
          </text:list>
        </text:list-item>
        <text:list-item>
          <text:p text:style-name="P27"><text:span text:style-name="T1">Multiplication</text:span><text:span text:style-name="T23">: expression_1 * expression_2 [*expression_i]</text:span></text:p>
          <text:list>
            <text:list-item>
              <text:list>
                <text:list-item>
                  <text:p text:style-name="P27"><text:span text:style-name="T23">evaluates the sum of more expression. The result is a vector of the same size of the operands, where multiplication is performed for each component. If the expressions haven't the same size for all operands, the higher size is used for the result. Undefined components for vectors having shorter size are assigned the value 1.</text:span></text:p>
                </text:list-item>
              </text:list>
            </text:list-item>
          </text:list>
        </text:list-item>
        <text:list-item>
          <text:p text:style-name="P27"><text:span text:style-name="T1">Divide</text:span><text:span text:style-name="T23">: expression_1/ expression_2</text:span></text:p>
          <text:list>
            <text:list-item>
              <text:list>
                <text:list-item>
                  <text:p text:style-name="P27"><text:span text:style-name="T23">evaluates the division between expression_1 and expression_2. Expression_1 can be of any size, expression_2 must be scalar. The resultant expression will have expression_1 size</text:span></text:p>
                </text:list-item>
              </text:list>
            </text:list-item>
          </text:list>
        </text:list-item>
        <text:list-item>
          <text:p text:style-name="P27"><text:span text:style-name="T1">Subtraction</text:span><text:span text:style-name="T23">: expression_1 - expression_2 [- expression_i]</text:span></text:p>
          <text:list>
            <text:list-item>
              <text:list>
                <text:list-item>
                  <text:p text:style-name="P27"><text:span text:style-name="T23">evaluates the subtraction of more expression. The result is a vector of the same size of the operands. If the expressions haven't the same size for all operands, the higher size is used for the result. Undefined components for vectors having shorter size are assigned the value 0. Can be combined with Sum.</text:span></text:p>
                </text:list-item>
              </text:list>
            </text:list-item>
          </text:list>
        </text:list-item>
        <text:list-item>
          <text:p text:style-name="P27"><text:span text:style-name="T1">Composition</text:span><text:span text:style-name="T23">: <text:s/>value_1,value_2(,value_3(,value_4))</text:span></text:p>
          <text:list>
            <text:list-item>
              <text:list>
                <text:list-item>
                  <text:p text:style-name="P27"><text:span text:style-name="T23">construct a value of type float2, flaot3 or float 4 according to the number of values combined.</text:span></text:p>
                </text:list-item>
              </text:list>
            </text:list-item>
          </text:list>
        </text:list-item>
        <text:list-item>
          <text:p text:style-name="P27"><text:span text:style-name="T1">Texture Evaluation</text:span><text:span text:style-name="T23"> : </text:span><text:span text:style-name="T7">texture%texCoord0</text:span></text:p>
          <text:list>
            <text:list-item>
              <text:list>
                <text:list-item>
                  <text:p text:style-name="P19"><text:span text:style-name="T24">Evaluates a texture, texture must be a valid </text:span><text:span text:style-name="T2">texture Register</text:span><text:span text:style-name="T24">, texCoord0 must be a </text:span><text:span text:style-name="T2">float2</text:span><text:span text:style-name="T24"> value.</text:span></text:p>
                </text:list-item>
              </text:list>
            </text:list-item>
          </text:list>
        </text:list-item>
        <text:list-item>
          <text:p text:style-name="P19"><text:span text:style-name="T2">Dot Product</text:span><text:span text:style-name="T24">: expression_1 ° expression_2</text:span></text:p>
          <text:list>
            <text:list-item>
              <text:list>
                <text:list-item>
                  <text:p text:style-name="P19"><text:span text:style-name="T24">Evalutaes the dot Product of two expression, which must be of the same size. The result is always a scalar value.</text:span></text:p>
                </text:list-item>
              </text:list>
            </text:list-item>
          </text:list>
        </text:list-item>
      </text:list>
      <text:p text:style-name="P16"><text:span text:style-name="T24"/></text:p>
      <text:p text:style-name="P16"><text:span text:style-name="T24"><text:tab/></text:span><text:span text:style-name="T2">Operations Order:</text:span></text:p>
      <text:p text:style-name="P16"><text:span text:style-name="T24"/></text:p>
      <text:list xml:id="list35446359" text:style-name="L17">
        <text:list-item>
          <text:p text:style-name="P28"><text:span text:style-name="T16">Composition</text:span></text:p>
        </text:list-item>
        <text:list-item>
          <text:p text:style-name="P28"><text:span text:style-name="T16">TextureEvaluation, DotProduct</text:span></text:p>
        </text:list-item>
        <text:list-item>
          <text:p text:style-name="P28"><text:span text:style-name="T16">Divide</text:span></text:p>
        </text:list-item>
        <text:list-item>
          <text:p text:style-name="P28"><text:span text:style-name="T16">Multiplication</text:span></text:p>
        </text:list-item>
        <text:list-item>
          <text:p text:style-name="P28"><text:span text:style-name="T16">Sum, Subtraction</text:span></text:p>
        </text:list-item>
      </text:list>
      <text:p text:style-name="P1"/>
      <text:list xml:id="list35578068" text:continue-list="list34695055" text:style-name="L11">
        <text:list-item>
          <text:p text:style-name="P6">Structure and Grids</text:p>
        </text:list-item>
      </text:list>
      <text:p text:style-name="P13"><text:span text:style-name="T1"/></text:p>
      <text:p text:style-name="P13"><text:tab/>//TODO (see data/pipeline/structure for some example)</text:p>
      <text:p text:style-name="P13"><text:span text:style-name="T1"/></text:p>
      <text:list xml:id="list34670719" text:style-name="L8">
        <text:list-item>
          <text:p text:style-name="P3">Shader Component</text:p>
          <text:p text:style-name="P24"/>
        </text:list-item>
      </text:list>
      <text:p text:style-name="Standard">A <text:span text:style-name="T1">Shader Component</text:span> is a program which can be assigned to one of the ShadowFramework Pipeline Stages. There are 4 different stages with 4 different Shader Components Types:</text:p>
      <text:p text:style-name="Standard"/>
      <text:list xml:id="list31592434" text:style-name="L1">
        <text:list-item>
          <text:p text:style-name="P8">Tesselator</text:p>
        </text:list-item>
        <text:list-item>
          <text:p text:style-name="P8">Primitive</text:p>
        </text:list-item>
        <text:list-item>
          <text:p text:style-name="P8">Material</text:p>
        </text:list-item>
        <text:list-item>
          <text:p text:style-name="P8">Light Step</text:p>
        </text:list-item>
      </text:list>
      <text:p text:style-name="Standard"/>
      <text:p text:style-name="P35"><text:span text:style-name="T1">Note</text:span>: during <text:span text:style-name="T1">SF2.0</text:span> development there was also a transform stage, which actually has been changed to fixed functionality.</text:p>
      <text:p text:style-name="Standard"><text:soft-page-break/></text:p>
      <text:p text:style-name="Standard">A Complete Shadow Program is required to make the Shadow Framework Pipeline work. A Complete Program is made up of:</text:p>
      <text:p text:style-name="Standard"/>
      <text:list xml:id="list34674005" text:style-name="L6">
        <text:list-item>
          <text:p text:style-name="P22">1 Tesselletor </text:p>
        </text:list-item>
        <text:list-item>
          <text:p text:style-name="P22">More Primitives. </text:p>
        </text:list-item>
        <text:list-item>
          <text:p text:style-name="P22">More Materials </text:p>
        </text:list-item>
        <text:list-item>
          <text:p text:style-name="P22">1 Light Step.</text:p>
        </text:list-item>
      </text:list>
      <text:p text:style-name="Standard"/>
      <text:p text:style-name="Standard">While lights steps depends upon the <text:span text:style-name="T1">Rendering Algorithm</text:span>, Tessellator, Primitives and Material are </text:p>
      <text:p text:style-name="Standard">part of a scene description. </text:p>
      <text:p text:style-name="P13"/>
      <text:p text:style-name="P13"><text:tab/><text:span text:style-name="T1">Tessellation Step</text:span></text:p>
      <text:p text:style-name="P13"><text:tab/><text:tab/></text:p>
      <text:p text:style-name="P13"><text:tab/><text:tab/>TODO</text:p>
      <text:p text:style-name="P13"/>
      <text:p text:style-name="P13"><text:tab/><text:span text:style-name="T1">Primitive Step</text:span></text:p>
      <text:p text:style-name="P13"><text:tab/><text:tab/></text:p>
      <text:p text:style-name="P13"><text:tab/><text:tab/>TODO</text:p>
      <text:p text:style-name="P13"/>
      <text:p text:style-name="P13"><text:tab/><text:span text:style-name="T1">Material Step</text:span></text:p>
      <text:p text:style-name="P13"><text:tab/><text:tab/></text:p>
      <text:p text:style-name="P13"><text:tab/><text:tab/>TODO</text:p>
      <text:p text:style-name="P13"/>
      <text:p text:style-name="P1"><text:tab/>Light Step</text:p>
      <text:p text:style-name="P13"><text:tab/><text:tab/></text:p>
      <text:p text:style-name="P13"><text:tab/><text:tab/><text:span text:style-name="T1">Available input Registers.</text:span></text:p>
      <text:list xml:id="list35504247" text:style-name="L18">
        <text:list-item>
          <text:p text:style-name="P29"><text:span text:style-name="T1">texture0</text:span>: texture, usually used more by materials</text:p>
        </text:list-item>
        <text:list-item>
          <text:p text:style-name="P29"><text:span text:style-name="T1">texture1</text:span>: texture, usually used more by materials</text:p>
        </text:list-item>
        <text:list-item>
          <text:p text:style-name="P29"><text:span text:style-name="T1">texture2</text:span>: texture, usually used more by materials</text:p>
        </text:list-item>
        <text:list-item>
          <text:p text:style-name="P29"><text:span text:style-name="T1">texture3</text:span>: texture, usually used more by materials</text:p>
        </text:list-item>
        <text:list-item>
          <text:p text:style-name="P29"><text:span text:style-name="T1">normal</text:span>: normal value</text:p>
        </text:list-item>
        <text:list-item>
          <text:p text:style-name="P29"><text:span text:style-name="T1">position</text:span>: the world position of the point getting enlightened</text:p>
        </text:list-item>
        <text:list-item>
          <text:p text:style-name="P29"><text:span text:style-name="T1">duVector</text:span>: first component of the tangent plane</text:p>
        </text:list-item>
        <text:list-item>
          <text:p text:style-name="P29"><text:span text:style-name="T1">dvVector</text:span>: second component of the tangent plane</text:p>
        </text:list-item>
        <text:list-item>
          <text:p text:style-name="P29"><text:span text:style-name="T1">color</text:span>: a color value assigned from material</text:p>
        </text:list-item>
        <text:list-item>
          <text:p text:style-name="P29"><text:span text:style-name="T1">modelview</text:span>: the modelview matrix used for transforms</text:p>
        </text:list-item>
        <text:list-item>
          <text:p text:style-name="P29"><text:span text:style-name="T1">projection</text:span>: the projection matrix used for transforms</text:p>
        </text:list-item>
      </text:list>
      <text:p text:style-name="P13"/>
      <text:p text:style-name="P13"><text:tab/><text:tab/><text:span text:style-name="T1">Available output Registers.</text:span></text:p>
      <text:list xml:id="list35518522" text:style-name="L19">
        <text:list-item>
          <text:p text:style-name="P30"><text:span text:style-name="T1">fcolor</text:span> : final fragment color.</text:p>
        </text:list-item>
        <text:list-item>
          <text:p text:style-name="P30"><text:span text:style-name="T1">fcolor0</text:span>: when using RenderedTexture, the final fragment color to be assigned to the first texture</text:p>
        </text:list-item>
        <text:list-item>
          <text:p text:style-name="P30"><text:span text:style-name="T1">fcolor1</text:span>: when using RenderedTexture, the final fragment color to be assigned to the second texture</text:p>
        </text:list-item>
        <text:list-item>
          <text:p text:style-name="P30"><text:span text:style-name="T1">fcolor2</text:span>: when using RenderedTexture, the final fragment color to be assigned to the third texture</text:p>
        </text:list-item>
        <text:list-item>
          <text:p text:style-name="P30"><text:span text:style-name="T1">fcolor3</text:span>: when using RenderedTexture, the final fragment color to be assigned to the fourth texture</text:p>
        </text:list-item>
      </text:list>
      <text:p text:style-name="Standard"/>
      <text:p text:style-name="Standard"/>
      <text:list xml:id="list34688351" text:style-name="L9">
        <text:list-item>
          <text:p text:style-name="P4"><text:soft-page-break/>Writing a Shader Component</text:p>
          <text:p text:style-name="P23"/>
        </text:list-item>
      </text:list>
      <text:p text:style-name="Standard">Shader Component can be loaded from text files. Here some simple syntax rules to write them.</text:p>
      <text:p text:style-name="Standard"/>
      <text:p text:style-name="Standard">Each program will be described in this way:</text:p>
      <text:p text:style-name="Standard"/>
      <text:p text:style-name="Standard"/>
      <text:p text:style-name="Standard"/>
      <text:p text:style-name="P9"><text:span text:style-name="T1">@begin </text:span>ShaderType ShaderName</text:p>
      <text:p text:style-name="P31">[inputs]</text:p>
      <text:p text:style-name="P31">[commands]</text:p>
      <text:p text:style-name="P34"><text:span text:style-name="T4">@end</text:span></text:p>
      <text:p text:style-name="Standard"/>
      <text:p text:style-name="Standard">where <text:span text:style-name="T4">@begin </text:span>and <text:span text:style-name="T4">@end </text:span>are keywords, and <text:span text:style-name="T4">ShaderType</text:span> is one of <text:span text:style-name="T1">Tesselator/Primitive/Material/LightStep</text:span>. ShaderName will be the name used to identify the program in the pipeline once loaded, and must be unique. <text:span text:style-name="T4">[inputs]</text:span> and <text:span text:style-name="T4">[commands] </text:span>are a sequence of instructions which describe what the component does. </text:p>
      <text:p text:style-name="Standard"/>
      <text:p text:style-name="Standard">Available commands for <text:span text:style-name="T20">input</text:span> are : </text:p>
      <text:p text:style-name="Standard"/>
      <text:list xml:id="list32209565" text:style-name="L4">
        <text:list-item>
          <text:p text:style-name="P15"><text:span text:style-name="T1">use</text:span>: tells that this component will use one of the <text:span text:style-name="T1">input Register.</text:span></text:p>
          <text:list>
            <text:list-item>
              <text:list>
                <text:list-item>
                  <text:p text:style-name="P15">Syntax : <text:s/>@use registerName</text:p>
                </text:list-item>
                <text:list-item>
                  <text:p text:style-name="P15">Example: <text:span text:style-name="T5">@use</text:span><text:span text:style-name="T4"> color </text:span>is used in the LightStep to tell that the light step will use the Register color, whose value is usally generated by Material steps.</text:p>
                </text:list-item>
              </text:list>
            </text:list-item>
          </text:list>
        </text:list-item>
        <text:list-item>
          <text:p text:style-name="P15"><text:span text:style-name="T1">param</text:span>: define a set of parameters which is not part of the Default pipeline Registers, but which is ad hoc for the Shader Component declaring them. This parameters can be assigned before each rendering process, but will work like a constant within the same rendering process (and like GLSL uniforms). Each parameter must be instance of some structure.</text:p>
          <text:list>
            <text:list-item>
              <text:list>
                <text:list-item>
                  <text:p text:style-name="P15">Syntax: <text:span text:style-name="T5">@param</text:span><text:span text:style-name="T4"> name1[,namei] </text:span><text:span text:style-name="T5">as</text:span><text:span text:style-name="T4"> StructureName</text:span></text:p>
                </text:list-item>
                <text:list-item>
                  <text:p text:style-name="P15">Example: suppose that a structure as been defined like this:</text:p>
                  <text:p text:style-name="P10">@begin Structure PLight01</text:p>
                </text:list-item>
              </text:list>
            </text:list-item>
          </text:list>
        </text:list-item>
      </text:list>
      <text:p text:style-name="P31"><text:tab/><text:tab/><text:tab/><text:tab/>@float3 intensity</text:p>
      <text:p text:style-name="P31"><text:tab/><text:tab/><text:tab/><text:tab/>@float3 position</text:p>
      <text:p text:style-name="P33"><text:span text:style-name="T4"><text:tab/><text:tab/><text:tab/>@end Structure </text:span></text:p>
      <text:p text:style-name="P33"><text:span text:style-name="T4"><text:tab/><text:tab/><text:tab/></text:span><text:span text:style-name="T11">then the following instruction</text:span></text:p>
      <text:list xml:id="list35568740" text:continue-numbering="true" text:style-name="L4">
        <text:list-item>
          <text:list>
            <text:list-item>
              <text:list>
                <text:list-header>
                  <text:p text:style-name="P15"><text:span text:style-name="T4">@param intensity,lPosition as PLight01</text:span> </text:p>
                  <text:p text:style-name="P15">defines two parameters intensity and <text:s/>lPosition with the same structure as Plight01, so intensity will be <text:span text:style-name="T1">float3</text:span> and lPosition will be a <text:span text:style-name="T1">float3</text:span>. </text:p>
                </text:list-header>
              </text:list>
            </text:list-item>
          </text:list>
        </text:list-item>
        <text:list-item>
          <text:p text:style-name="P15"><text:span text:style-name="T1">grid</text:span>: define a set of parameters which is not part of the Default pipeline Registers, but which is ad hoc for the Shader Component declaring them, and which is structured according to a grid. All the parameters in the same grid has the same type, but that type is not defined in the component and can be assigned at <text:span text:style-name="T1">Program-Build Time</text:span>.</text:p>
          <text:list>
            <text:list-item>
              <text:list>
                <text:list-item>
                  <text:p text:style-name="P15">Syntax: <text:span text:style-name="T5">@grid</text:span><text:span text:style-name="T4"> name1[,namei] </text:span><text:span text:style-name="T5">as</text:span><text:span text:style-name="T4"> GridName:&lt;&gt;</text:span></text:p>
                </text:list-item>
                <text:list-item>
                  <text:p text:style-name="P17"><text:span text:style-name="T18">Example: suppose that the grid</text:span><text:span text:style-name="T4">.</text:span></text:p>
                  <text:p text:style-name="P10">@begin Grid Bezier2Grid</text:p>
                </text:list-item>
              </text:list>
            </text:list-item>
          </text:list>
        </text:list-item>
      </text:list>
      <text:p text:style-name="P31"><text:tab/><text:tab/><text:tab/>@vertex A</text:p>
      <text:p text:style-name="P31"><text:tab/><text:tab/><text:tab/>@vertex B</text:p>
      <text:p text:style-name="P31"><text:tab/><text:tab/><text:tab/>@vertex C</text:p>
      <text:p text:style-name="P31"><text:tab/><text:tab/><text:tab/>@edge A AB B</text:p>
      <text:p text:style-name="P31"><text:tab/><text:tab/><text:tab/>@edge B BC C</text:p>
      <text:p text:style-name="P31"><text:tab/><text:tab/><text:tab/>@edge C CA A</text:p>
      <text:p text:style-name="P31"><text:tab/><text:tab/><text:tab/>@path AB BC CA AB</text:p>
      <text:p text:style-name="P32"><text:soft-page-break/><text:span text:style-name="T18"><text:tab/><text:tab/><text:tab/>@end</text:span></text:p>
      <text:list xml:id="list35583666" text:continue-numbering="true" text:style-name="L4">
        <text:list-item>
          <text:list>
            <text:list-item>
              <text:list>
                <text:list-header>
                  <text:p text:style-name="P17"><text:span text:style-name="T18">has been defined. The following command</text:span></text:p>
                  <text:p text:style-name="P10">@grid A,B,C,D,E,F as Bezier2Grid:&lt;&gt;</text:p>
                  <text:p text:style-name="P15"><text:span text:style-name="T11">declare 6 parameters organized in a grid structure like Bezier2Grid. Type for such parameters is undefined and need to be assigned at </text:span><text:span text:style-name="T12">Program-Build Time</text:span><text:span text:style-name="T11">.</text:span></text:p>
                </text:list-header>
              </text:list>
            </text:list-item>
          </text:list>
        </text:list-item>
      </text:list>
      <text:p text:style-name="Standard"><text:span text:style-name="T11"/></text:p>
      <text:p text:style-name="Standard"><text:span text:style-name="T11">Available commands for </text:span><text:span text:style-name="T14">commands</text:span><text:span text:style-name="T11"> are : </text:span></text:p>
      <text:p text:style-name="Standard"><text:span text:style-name="T11"/></text:p>
      <text:list xml:id="list34510225" text:style-name="L5">
        <text:list-item>
          <text:p text:style-name="P21"><text:span text:style-name="T12">define</text:span><text:span text:style-name="T11">: define a temporary variable to be used within the ShaderComponent.</text:span></text:p>
          <text:list>
            <text:list-item>
              <text:list>
                <text:list-item>
                  <text:p text:style-name="P21"><text:span text:style-name="T11">Syntax: <text:s/></text:span><text:span text:style-name="T4">@define variableName:size expression</text:span></text:p>
                  <text:list>
                    <text:list-item>
                      <text:list>
                        <text:list-item>
                          <text:p text:style-name="P18"><text:span text:style-name="T2">variableName</text:span><text:span text:style-name="T18">: the Name of the Variable to be declared</text:span></text:p>
                        </text:list-item>
                        <text:list-item>
                          <text:p text:style-name="P18"><text:span text:style-name="T2">size</text:span><text:span text:style-name="T18">: the Size of the Variable, should be in the range [1,4]. 1: scalar value, <text:s/>and 2-3-4 stays for a Vertex/Colour with 2-3-4 coordinates.</text:span></text:p>
                        </text:list-item>
                        <text:list-item>
                          <text:p text:style-name="P18"><text:span text:style-name="T2">expression</text:span><text:span text:style-name="T18">: a valid expression</text:span></text:p>
                        </text:list-item>
                      </text:list>
                    </text:list-item>
                  </text:list>
                </text:list-item>
                <text:list-item>
                  <text:p text:style-name="P18"><text:span text:style-name="T18">Examples:</text:span></text:p>
                  <text:list>
                    <text:list-item>
                      <text:list>
                        <text:list-item>
                          <text:p text:style-name="P11">@define bright:3 0.4,0.4,0.4 <text:span text:style-name="T15">defines a temporary variable called bright has a vector with 3 components and assigns this component with values (0.4,0.4,0.4)</text:span></text:p>
                        </text:list-item>
                        <text:list-item>
                          <text:p text:style-name="P11">@define tmp1:1 (position.z+1)*0.5 <text:span text:style-name="T15"><text:s/>defines a temporary scalar variable called tmp1 and assigns to it 0.5*(position.z+1) where position.z is the z-component of <text:s/>SFPipeline Register called position.</text:span></text:p>
                        </text:list-item>
                      </text:list>
                    </text:list-item>
                  </text:list>
                </text:list-item>
              </text:list>
            </text:list-item>
          </text:list>
        </text:list-item>
        <text:list-item>
          <text:p text:style-name="P11"><text:span text:style-name="T13">write</text:span><text:span text:style-name="T15">: write one of the output Register, assigning it a value. You do not need to assign all output Register.</text:span></text:p>
          <text:list>
            <text:list-item>
              <text:list>
                <text:list-item>
                  <text:p text:style-name="P11"><text:span text:style-name="T15">Syntax: </text:span>@write registerName expression</text:p>
                  <text:list>
                    <text:list-item>
                      <text:list>
                        <text:list-item>
                          <text:p text:style-name="P20">registerName: the register Name</text:p>
                        </text:list-item>
                        <text:list-item>
                          <text:p text:style-name="P20">expression: a valid expression, its value is assigned to the Register</text:p>
                        </text:list-item>
                      </text:list>
                    </text:list-item>
                  </text:list>
                </text:list-item>
                <text:list-item>
                  <text:p text:style-name="P11"><text:span text:style-name="T15">Examples</text:span></text:p>
                  <text:list>
                    <text:list-item>
                      <text:list>
                        <text:list-item>
                          <text:p text:style-name="P11">@write fColor color<text:span text:style-name="T15"> assigns the value of 'color' to the Register fColor.</text:span></text:p>
                        </text:list-item>
                      </text:list>
                    </text:list-item>
                  </text:list>
                </text:list-item>
              </text:list>
            </text:list-item>
          </text:list>
        </text:list-item>
      </text:list>
      <text:p text:style-name="P9"><text:span text:style-name="T15"/></text:p>
      <text:p text:style-name="P9"><text:span text:style-name="T15"/></text:p>
      <text:list xml:id="list35581856" text:continue-numbering="true" text:style-name="L5">
        <text:list-header>
          <text:p text:style-name="P11"><text:span text:style-name="T1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9M30S</meta:editing-duration>
    <meta:editing-cycles>67</meta:editing-cycles>
    <meta:generator>OpenOffice.org/3.3$Win32 OpenOffice.org_project/330m20$Build-9567</meta:generator>
    <dc:date>2012-02-24T15:43:53.94</dc:date>
    <meta:document-statistic meta:table-count="0" meta:image-count="0" meta:object-count="0" meta:page-count="5" meta:paragraph-count="148" meta:word-count="1408" meta:character-count="8619"/>
    <meta:user-defined meta:name="Info 1"/>
    <meta:user-defined meta:name="Info 2"/>
    <meta:user-defined meta:name="Info 3"/>
    <meta:user-defined meta:name="Info 4"/>
  </office:meta>
</office:document-meta>
</file>